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officeooo:rsid="0040d1c3" officeooo:paragraph-rsid="0040d1c3"/>
    </style:style>
    <style:style style:name="P6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2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5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66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59">ngAfterContentInit</text:p>
      <text:p text:style-name="P59">ngAfterContentChecked</text:p>
      <text:p text:style-name="P59">ngAfterViewInit</text:p>
      <text:p text:style-name="P59">ngAfterViewChecked</text:p>
      <text:p text:style-name="P59">ngOnDestroy</text:p>
      <text:p text:style-name="P59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0">The change-detection strategy to use for this component.</text:p>
      <text:p text:style-name="P61">When a component is instantiated, Angular creates a change detector, which is responsible for propagating the component's bindings. The strategy is one of:</text:p>
      <text:list text:style-name="L1">
        <text:list-item>
          <text:p text:style-name="P65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66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62"><text:soft-page-break/>Map</text:p>
      <text:p text:style-name="P62"/>
      <text:p text:style-name="P62"/>
      <text:p text:style-name="P63">Http Interceptors</text:p>
      <text:p text:style-name="P63"/>
      <text:p text:style-name="P64">allows us to intercept request.</text:p>
      <text:p text:style-name="P64">We can change data and add headers</text:p>
      <text:p text:style-name="P64"/>
      <text:p text:style-name="P64">APP_Initializer</text:p>
      <text:p text:style-name="P64"/>
      <text:p text:style-name="P64">allows us to inject function as application startu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5T10:55:56.082093145</dc:date>
    <meta:editing-duration>PT17H22M25S</meta:editing-duration>
    <meta:editing-cycles>59</meta:editing-cycles>
    <meta:generator>LibreOffice/7.4.7.2$Linux_X86_64 LibreOffice_project/40$Build-2</meta:generator>
    <meta:document-statistic meta:table-count="0" meta:image-count="0" meta:object-count="0" meta:page-count="7" meta:paragraph-count="181" meta:word-count="971" meta:character-count="6365" meta:non-whitespace-character-count="5553"/>
  </office:meta>
</office:document-meta>
</file>